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AC5DA730539CDB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608cm" fo:min-width="15.5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6.4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751cm" fo:min-width="0.77cm"/>
    </style:style>
    <style:style style:name="gr4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3.052cm" fo:min-width="13.9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5.723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color="#000000" draw:fill-color="#ccff00" draw:textarea-horizontal-align="justify" draw:textarea-vertical-align="middle" draw:auto-grow-height="false" fo:min-height="1.401cm" fo:min-width="5.72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0.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06cm" fo:min-width="0.7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6.858cm" svg:x="1.127cm" svg:y="4.9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3.302cm" svg:x="1.77cm" svg:y="7.348cm">
          <text:p text:style-name="P2">Behaviou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6.858cm" svg:x="4.11cm" svg:y="9.76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4.47cm" svg:height="3.302cm" svg:x="1.905cm" svg:y="16.754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23cm" svg:height="3.302cm" svg:x="9.517cm" svg:y="7.348cm">
          <text:p text:style-name="P2">Inten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9.271cm" svg:height="1.778cm" svg:x="6.377cm" svg:y="5.316cm">
          <draw:text-box>
            <text:p>VDM specification</text:p>
          </draw:text-box>
        </draw:frame>
        <draw:frame draw:style-name="gr7" draw:text-style-name="P4" draw:layer="layout" svg:width="3.302cm" svg:height="1.673cm" svg:x="1.389cm" svg:y="13.436cm">
          <draw:text-box>
            <text:p>Translate</text:p>
          </draw:text-box>
        </draw:frame>
        <draw:frame draw:style-name="gr7" draw:text-style-name="P4" draw:layer="layout" svg:width="3.302cm" svg:height="1.673cm" svg:x="13.7cm" svg:y="14.946cm">
          <draw:text-box>
            <text:p>Validate</text:p>
          </draw:text-box>
        </draw:frame>
        <draw:custom-shape draw:style-name="gr8" draw:text-style-name="P5" draw:layer="layout" svg:width="6.223cm" svg:height="1.651cm" svg:x="9.509cm" svg:y="12.555cm">
          <text:p text:style-name="P2">JM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2.54cm" draw:transform="rotate (-3.14159265358979) translate (13.954cm 16.5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54cm" svg:height="2.921cm" svg:x="11.414cm" svg:y="9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3.302cm" svg:height="1.673cm" svg:x="13.446cm" svg:y="10.628cm">
          <draw:text-box>
            <text:p>Translate</text:p>
          </draw:text-box>
        </draw:frame>
        <draw:frame draw:style-name="gr11" draw:text-style-name="P2" draw:layer="layout" svg:width="3.386cm" svg:height="3.386cm" svg:x="7.604cm" svg:y="1.279cm">
          <draw:image xlink:href="Pictures/100002010000008000000080AC5DA730539CDB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37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8-24T13:42:23.427354610</meta:creation-date>
    <dc:date>2017-02-21T21:03:55.557456078</dc:date>
    <dc:creator>peter </dc:creator>
    <meta:editing-duration>PT17M14S</meta:editing-duration>
    <meta:editing-cycles>5</meta:editing-cycles>
    <meta:generator>LibreOffice/5.1.4.2$Linux_X86_64 LibreOffice_project/10m0$Build-2</meta:generator>
    <meta:document-statistic meta:object-count="13"/>
  </office:meta>
</office:document-meta>
</file>